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36A00009A10000123BBF41E8411EBACD782.svm" manifest:media-type=""/>
  <manifest:file-entry manifest:full-path="Pictures/2000036A00009A10000123BB2BFD2AAC410576DB.pdf" manifest:media-type="application/pd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Mono" svg:font-family="'Liberation Mono'" style:font-family-generic="modern" style:font-pitch="fixed"/>
    <style:font-face style:name="AR PL UMing TW" svg:font-family="'AR PL UMing TW'"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style:text-line-through-style="none" style:text-line-through-type="none" style:font-name="Carlito" fo:font-size="16pt" fo:font-style="normal" style:text-underline-style="solid" style:text-underline-width="auto" style:text-underline-color="font-color" fo:font-weight="normal" officeooo:rsid="000dd293" officeooo:paragraph-rsid="000dd293" style:font-size-asian="16pt" style:font-style-asian="normal" style:font-weight-asian="normal" style:font-size-complex="16pt" style:font-style-complex="normal" style:font-weight-complex="normal"/>
    </style:style>
    <style:style style:name="P2" style:family="paragraph" style:parent-style-name="Standard">
      <style:paragraph-properties fo:text-align="start" style:justify-single-word="false"/>
      <style:text-properties style:text-line-through-style="none" style:text-line-through-type="none" style:font-name="Carlito" fo:font-size="12pt" fo:font-style="normal" style:text-underline-style="none" fo:font-weight="normal" officeooo:rsid="000e7fa9" officeooo:paragraph-rsid="000e7fa9"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text-line-through-style="none" style:text-line-through-type="none" style:font-name="Carlito" fo:font-size="12pt" fo:font-style="normal" style:text-underline-style="none" fo:font-weight="normal" officeooo:rsid="0012d50c" officeooo:paragraph-rsid="001b27c0"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text-line-through-style="none" style:text-line-through-type="none" style:font-name="Carlito" fo:font-size="12pt" fo:font-style="normal" style:text-underline-style="none" fo:font-weight="normal" officeooo:rsid="0012d50c" officeooo:paragraph-rsid="001cb7f9"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text-line-through-style="none" style:text-line-through-type="none" style:font-name="Carlito" fo:font-size="12pt" fo:font-style="normal" style:text-underline-style="none" fo:font-weight="normal" officeooo:rsid="0018d4cb" officeooo:paragraph-rsid="0018d4cb"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text-line-through-style="none" style:text-line-through-type="none" style:font-name="Carlito" fo:font-size="12pt" fo:font-style="normal" style:text-underline-style="none" fo:font-weight="normal" officeooo:rsid="001d992a" officeooo:paragraph-rsid="001d992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text-line-through-style="none" style:text-line-through-type="none" style:font-name="Carlito" fo:font-size="12pt" fo:font-style="normal" style:text-underline-style="none" fo:font-weight="normal" officeooo:rsid="001e61e6" officeooo:paragraph-rsid="001e61e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text-line-through-style="none" style:text-line-through-type="none" style:font-name="Carlito" fo:font-size="12pt" fo:font-style="normal" style:text-underline-style="none" fo:font-weight="normal" officeooo:rsid="002519f3" officeooo:paragraph-rsid="002519f3"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text-line-through-style="none" style:text-line-through-type="none" style:font-name="Carlito" fo:font-size="12pt" fo:font-style="normal" style:text-underline-style="none" fo:font-weight="normal" officeooo:rsid="00256d34" officeooo:paragraph-rsid="00256d34"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text-line-through-style="none" style:text-line-through-type="none" style:font-name="Carlito" fo:font-size="12pt" fo:font-style="normal" style:text-underline-style="none" fo:font-weight="normal" officeooo:rsid="00261643" officeooo:paragraph-rsid="0026164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text-line-through-style="none" style:text-line-through-type="none" style:font-name="Carlito" fo:font-size="12pt" fo:font-style="normal" style:text-underline-style="none" fo:font-weight="normal" officeooo:rsid="00261643" officeooo:paragraph-rsid="00290b1f"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text-line-through-style="none" style:text-line-through-type="none" style:font-name="Carlito" fo:font-size="12pt" fo:font-style="normal" style:text-underline-style="none" fo:font-weight="normal" officeooo:rsid="002f39d7" officeooo:paragraph-rsid="002f39d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text-line-through-style="none" style:text-line-through-type="none" style:font-name="Carlito" fo:font-size="14pt" fo:font-style="normal" style:text-underline-style="solid" style:text-underline-width="auto" style:text-underline-color="font-color" fo:font-weight="normal" officeooo:rsid="000dd293" officeooo:paragraph-rsid="000dd293"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text-line-through-style="none" style:text-line-through-type="none" style:font-name="Carlito" fo:font-size="14pt" fo:font-style="normal" style:text-underline-style="solid" style:text-underline-width="auto" style:text-underline-color="font-color" fo:font-weight="normal" officeooo:rsid="002f0687" officeooo:paragraph-rsid="002f0687"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text-line-through-style="none" style:text-line-through-type="none" style:font-name="Carlito" fo:font-size="14pt" fo:font-style="normal" style:text-underline-style="solid" style:text-underline-width="auto" style:text-underline-color="font-color" fo:font-weight="normal" officeooo:rsid="002f39d7" officeooo:paragraph-rsid="002f39d7" style:font-size-asian="14pt" style:font-style-asian="normal" style:font-weight-asian="normal" style:font-size-complex="14pt" style:font-style-complex="normal" style:font-weight-complex="normal"/>
    </style:style>
    <style:style style:name="T1" style:family="text">
      <style:text-properties style:text-underline-style="none"/>
    </style:style>
    <style:style style:name="T2" style:family="text">
      <style:text-properties fo:font-size="14pt" officeooo:rsid="00287940" style:font-size-asian="14pt" style:font-size-complex="14pt"/>
    </style:style>
    <style:style style:name="T3" style:family="text">
      <style:text-properties fo:font-size="14pt" style:text-underline-style="solid" style:text-underline-width="auto" style:text-underline-color="font-color" officeooo:rsid="00120079" style:font-size-asian="14pt" style:font-size-complex="14pt"/>
    </style:style>
    <style:style style:name="T4" style:family="text">
      <style:text-properties fo:font-size="14pt" style:text-underline-style="solid" style:text-underline-width="auto" style:text-underline-color="font-color" officeooo:rsid="001cb7f9" style:font-size-asian="14pt" style:font-size-complex="14pt"/>
    </style:style>
    <style:style style:name="T5" style:family="text">
      <style:text-properties fo:font-size="14pt" style:text-underline-style="solid" style:text-underline-width="auto" style:text-underline-color="font-color" officeooo:rsid="00287940" style:font-size-asian="14pt" style:font-size-complex="14pt"/>
    </style:style>
    <style:style style:name="T6" style:family="text">
      <style:text-properties officeooo:rsid="0013f4c9"/>
    </style:style>
    <style:style style:name="T7" style:family="text">
      <style:text-properties officeooo:rsid="001cb7f9"/>
    </style:style>
    <style:style style:name="T8" style:family="text">
      <style:text-properties officeooo:rsid="00235195"/>
    </style:style>
    <style:style style:name="T9" style:family="text">
      <style:text-properties officeooo:rsid="00253ccc"/>
    </style:style>
    <style:style style:name="T10" style:family="text">
      <style:text-properties officeooo:rsid="002616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text:p>
      <text:p text:style-name="P1"/>
      <text:p text:style-name="P13"/>
      <text:p text:style-name="P13"><text:span text:style-name="T1"><text:tab/></text:span>Les objectifs</text:p>
      <text:p text:style-name="P13"/>
      <text:p text:style-name="P2">Incarner un personnage afin de se battre contre des vagues de monstres.</text:p>
      <text:p text:style-name="P2"/>
      <text:p text:style-name="P2"/>
      <text:p text:style-name="P2"><text:tab/><text:span text:style-name="T3">Les règles du jeu</text:span></text:p>
      <text:p text:style-name="P2"><text:span text:style-name="T3"/></text:p>
      <text:p text:style-name="P3">Le joueur doit tuer des monstres <text:span text:style-name="T6">en tirant dessus avec la compétence de tir du personnage. Il peut le déplacer verticalement et horizontalement mais ne doit pas se faire toucher par les monstres pour ne pas perdre de vies. Si il n’a plus de vies, game over. Les montres ont des couleurs différentes qui indiquent leur vie.</text:span></text:p>
      <text:p text:style-name="P6">Les monstres apparaissent par vagues qui deviennent de plus en plus importantes.</text:p>
      <text:p text:style-name="P3"><text:span text:style-name="T6">Un compteur de monstres tués se charge au fil de la partie : au bout d’un certain nombre de monstres tués, le joueur débloque une attaque spéciale.</text:span></text:p>
      <text:p text:style-name="P4"><text:tab/></text:p>
      <text:p text:style-name="P4"/>
      <text:p text:style-name="P4"><text:span text:style-name="T7"><text:tab/></text:span><text:span text:style-name="T4">L’interface et le manuel utilisateur</text:span></text:p>
      <text:p text:style-name="P4"><text:span text:style-name="T4"/></text:p>
      <text:p text:style-name="P9">un écran d’accueil permettra au joueur de choisir entre charger une partie sauvegardée ou en créer une nouvelle : il devra alors inscrire son nom.</text:p>
      <text:p text:style-name="P7"><text:span text:style-name="T7">P</text:span>endant la partie, le joueur voit son personnage, ses points de vie et la jauge de l’attaque spéciale. <text:span text:style-name="T8">Il voit les vagues de monstres apparaître.</text:span></text:p>
      <text:p text:style-name="P8">Le joueur interagit uniquement avec le clavier :</text:p>
      <text:p text:style-name="P8"/>
      <text:p text:style-name="P8">- les touches « z », « q », « d », et « s » permettent de déplacer le joueur (monter, gauche, droite, descendre)</text:p>
      <text:p text:style-name="P8">- la touche « space » sert à tirer</text:p>
      <text:p text:style-name="P8">- la touche « r » sert <text:span text:style-name="T9">à</text:span> activer l’attaque spéciale</text:p>
      <text:p text:style-name="P8"/>
      <text:p text:style-name="P9">Lancer le jeu : ?????</text:p>
      <text:p text:style-name="P9">Appuyer sur « <text:span text:style-name="T10">enter »</text:span></text:p>
      <text:p text:style-name="P10">Sélectionner entre « Charger » et « Nouveau » puis « enter »</text:p>
      <text:p text:style-name="P10">Si Nouveau, entrer nom puis « enter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text:span text:style-name="T2"><text:tab/></text:span><text:span text:style-name="T5">Le scénario</text:span></text:p>
      <text:p text:style-name="P11"><text:span text:style-name="T5"/></text:p>
      <text:p text:style-name="P10"><draw:frame draw:style-name="fr1" draw:name="Image2" text:anchor-type="paragraph" svg:x="3.138cm" svg:y="0.166cm" svg:width="10.629cm" svg:height="18.473cm" draw:z-index="0"><draw:image xlink:href="Pictures/2000036A00009A10000123BB2BFD2AAC410576DB.pdf" xlink:type="simple" xlink:show="embed" xlink:actuate="onLoad"/><draw:image xlink:href="Pictures/2000036A00009A10000123BBF41E8411EBACD782.svm" xlink:type="simple" xlink:show="embed" xlink:actuate="onLoad"/></draw:frame><text:span text:style-name="T5"/></text:p>
      <text:p text:style-name="P10"/>
      <text:p text:style-name="P8"/>
      <text:p text:style-name="P4"><text:span text:style-name="T4"/></text:p>
      <text:p text:style-name="P4"/>
      <text:p text:style-name="P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pan text:style-name="T1"><text:tab/></text:span>Les fonctionnalités</text:p>
      <text:p text:style-name="P1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svg:font-family="times" style:font-family-generic="roman"/>
    <style:font-face style:name="Liberation Mono" svg:font-family="'Liberation Mono'" style:font-family-generic="modern" style:font-pitch="fixed"/>
    <style:font-face style:name="AR PL UMing TW" svg:font-family="'AR PL UMing TW'"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1:24:15.382170892</meta:creation-date>
    <dc:date>2019-03-29T12:29:45.830957603</dc:date>
    <meta:editing-duration>PT1H5M13S</meta:editing-duration>
    <meta:editing-cycles>38</meta:editing-cycles>
    <meta:generator>LibreOffice/5.3.6.1$Linux_X86_64 LibreOffice_project/30$Build-1</meta:generator>
    <meta:document-statistic meta:table-count="0" meta:image-count="1" meta:object-count="0" meta:page-count="2" meta:paragraph-count="21" meta:word-count="260" meta:character-count="1415" meta:non-whitespace-character-count="1169"/>
  </office:meta>
</office:document-meta>
</file>